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 lines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8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8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8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9">TODO</text:p>
                  <text:p text:style-name="P18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8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<text:span text:style-name="T8">=0</text:span></text:p>
                  <text:p text:style-name="P17">rotate-y<text:span text:style-name="T8">=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8">Color</text:p>
                  <text:p text:style-name="P17">color<text:span text:style-name="T8">=ffffff</text:span></text:p>
                  <text:p text:style-name="P17">color4<text:span text:style-name="T8">=ffffff,ffffff,ffffff,ffffff</text:span></text:p>
                  <text:p text:style-name="P19">TODO</text:p>
                  <text:p text:style-name="P17">line-color<text:span text:style-name="T8">=ffffff</text:span></text:p>
                  <text:p text:style-name="P17">line-color4<text:span text:style-name="T8">=ffffff,ffffff,ffffff,ffffff</text:span></text:p>
                  <text:p text:style-name="P19">TODO</text:p>
                  <text:p text:style-name="P17">alpha<text:span text:style-name="T8">=ff</text:span></text:p>
                  <text:p text:style-name="P17">alpha4<text:span text:style-name="T8">=ff,ff,ff,ff</text:span></text:p>
                  <text:p text:style-name="P19">TODO</text:p>
                  <text:p text:style-name="P17">line-alpha<text:span text:style-name="T8">=ff</text:span></text:p>
                  <text:p text:style-name="P17">line-alpha4<text:span text:style-name="T8">=ff,ff,ff,ff</text:span></text:p>
                  <text:p text:style-name="P19">TODO</text:p>
                  <text:p text:style-name="P17">texture<text:span text:style-name="T8">=</text:span></text:p>
                  <text:p text:style-name="P19">TODO</text:p>
                  <text:p text:style-name="P17">line-texture<text:span text:style-name="T8">=</text:span></text:p>
                  <text:p text:style-name="P19">TODO</text:p>
                  <text:p text:style-name="P17">texfill<text:span text:style-name="T8">=0,0,clamp</text:span></text:p>
                  <text:p text:style-name="P19">TODO</text:p>
                  <text:p text:style-name="P17">line-texfill<text:span text:style-name="T8">=0,0,clamp</text:span></text:p>
                  <text:p text:style-name="P19">TODO</text:p>
                </table:table-cell>
                <table:table-cell table:style-name="Tabelle1.A1" office:value-type="string">
                  <text:p text:style-name="P18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8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</text:span></text:p>
                  <text:p text:style-name="P16">Animation by interpolating style properties over time.</text:p>
                  <text:p text:style-name="P19">TODO</text:p>
                  <text:p text:style-name="P18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kip<text:span text:style-name="T8">=</text:span></text:p>
                  <text:p text:style-name="P16">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6M39S</meta:editing-duration>
    <meta:editing-cycles>355</meta:editing-cycles>
    <meta:generator>OpenOffice/4.0.1$Win32 OpenOffice.org_project/401m5$Build-9714</meta:generator>
    <dc:date>2013-10-30T21:00:16.55</dc:date>
    <dc:creator>Christoph Spanknebel</dc:creator>
    <meta:document-statistic meta:table-count="4" meta:image-count="0" meta:object-count="0" meta:page-count="3" meta:paragraph-count="214" meta:word-count="825" meta:character-count="5292"/>
    <meta:user-defined meta:name="Info 1"/>
    <meta:user-defined meta:name="Info 2"/>
    <meta:user-defined meta:name="Info 3"/>
    <meta:user-defined meta:name="Info 4"/>
  </office:meta>
</office:document-meta>
</file>